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T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CONFIGURAT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<text:s/>two</text:p>
          </table:table-cell>
          <table:table-cell office:value-type="string" calcext:value-type="string">
            <text:p><text:s/>three</text:p>
          </table:table-cell>
          <table:table-cell office:value-type="string" calcext:value-type="string">
            <text:p><text:s/>four</text:p>
          </table:table-cell>
          <table:table-cell office:value-type="string" calcext:value-type="string">
            <text:p><text:s/>five</text:p>
          </table:table-cell>
          <table:table-cell office:value-type="string" calcext:value-type="string">
            <text:p><text:s/>six</text:p>
          </table:table-cell>
          <table:table-cell office:value-type="string" calcext:value-type="string">
            <text:p><text:s/>seven</text:p>
          </table:table-cell>
          <table:table-cell office:value-type="string" calcext:value-type="string">
            <text:p><text:s/>eight</text:p>
          </table:table-cell>
          <table:table-cell office:value-type="string" calcext:value-type="string">
            <text:p><text:s/>nine</text:p>
          </table:table-cell>
          <table:table-cell office:value-type="string" calcext:value-type="string">
            <text:p><text:s/>ten</text:p>
          </table:table-cell>
          <table:table-cell office:value-type="string" calcext:value-type="string">
            <text:p><text:s/>eleven</text:p>
          </table:table-cell>
        </table:table-row>
        <table:table-row table:style-name="ro1">
          <table:table-cell office:value-type="string" calcext:value-type="string">
            <text:p>Number of run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 new | max</text:p>
          </table:table-cell>
          <table:table-cell office:value-type="float" office:value="670" calcext:value-type="float">
            <text:p>670</text:p>
          </table:table-cell>
          <table:table-cell office:value-type="float" office:value="786" calcext:value-type="float">
            <text:p>786</text:p>
          </table:table-cell>
          <table:table-cell office:value-type="float" office:value="709" calcext:value-type="float">
            <text:p>709</text:p>
          </table:table-cell>
          <table:table-cell office:value-type="float" office:value="4390" calcext:value-type="float">
            <text:p>4390</text:p>
          </table:table-cell>
          <table:table-cell office:value-type="float" office:value="700" calcext:value-type="float">
            <text:p>700</text:p>
          </table:table-cell>
          <table:table-cell office:value-type="float" office:value="214" calcext:value-type="float">
            <text:p>214</text:p>
          </table:table-cell>
          <table:table-cell office:value-type="float" office:value="686" calcext:value-type="float">
            <text:p>686</text:p>
          </table:table-cell>
          <table:table-cell office:value-type="float" office:value="233" calcext:value-type="float">
            <text:p>233</text:p>
          </table:table-cell>
          <table:table-cell office:value-type="float" office:value="592" calcext:value-type="float">
            <text:p>592</text:p>
          </table:table-cell>
          <table:table-cell office:value-type="float" office:value="214" calcext:value-type="float">
            <text:p>214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Max new | min</text:p>
          </table:table-cell>
          <table:table-cell office:value-type="float" office:value="596" calcext:value-type="float">
            <text:p>596</text:p>
          </table:table-cell>
          <table:table-cell office:value-type="float" office:value="786" calcext:value-type="float">
            <text:p>786</text:p>
          </table:table-cell>
          <table:table-cell office:value-type="float" office:value="649" calcext:value-type="float">
            <text:p>649</text:p>
          </table:table-cell>
          <table:table-cell office:value-type="float" office:value="3992" calcext:value-type="float">
            <text:p>3992</text:p>
          </table:table-cell>
          <table:table-cell office:value-type="float" office:value="629" calcext:value-type="float">
            <text:p>629</text:p>
          </table:table-cell>
          <table:table-cell office:value-type="float" office:value="192" calcext:value-type="float">
            <text:p>192</text:p>
          </table:table-cell>
          <table:table-cell office:value-type="float" office:value="619" calcext:value-type="float">
            <text:p>619</text:p>
          </table:table-cell>
          <table:table-cell office:value-type="float" office:value="215" calcext:value-type="float">
            <text:p>215</text:p>
          </table:table-cell>
          <table:table-cell office:value-type="float" office:value="557" calcext:value-type="float">
            <text:p>557</text:p>
          </table:table-cell>
          <table:table-cell office:value-type="float" office:value="192" calcext:value-type="float">
            <text:p>192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Max new | mean</text:p>
          </table:table-cell>
          <table:table-cell office:value-type="float" office:value="629.2" calcext:value-type="float">
            <text:p>629.2</text:p>
          </table:table-cell>
          <table:table-cell office:value-type="float" office:value="786" calcext:value-type="float">
            <text:p>786</text:p>
          </table:table-cell>
          <table:table-cell office:value-type="float" office:value="683" calcext:value-type="float">
            <text:p>683</text:p>
          </table:table-cell>
          <table:table-cell office:value-type="float" office:value="4163.5" calcext:value-type="float">
            <text:p>4163.5</text:p>
          </table:table-cell>
          <table:table-cell office:value-type="float" office:value="670" calcext:value-type="float">
            <text:p>670</text:p>
          </table:table-cell>
          <table:table-cell office:value-type="float" office:value="204.6" calcext:value-type="float">
            <text:p>204.6</text:p>
          </table:table-cell>
          <table:table-cell office:value-type="float" office:value="656" calcext:value-type="float">
            <text:p>656</text:p>
          </table:table-cell>
          <table:table-cell office:value-type="float" office:value="221.9" calcext:value-type="float">
            <text:p>221.9</text:p>
          </table:table-cell>
          <table:table-cell office:value-type="float" office:value="569.4" calcext:value-type="float">
            <text:p>569.4</text:p>
          </table:table-cell>
          <table:table-cell office:value-type="float" office:value="208.125" calcext:value-type="float">
            <text:p>208.125</text:p>
          </table:table-cell>
          <table:table-cell office:value-type="float" office:value="1850.9" calcext:value-type="float">
            <text:p>1850.9</text:p>
          </table:table-cell>
        </table:table-row>
        <table:table-row table:style-name="ro1">
          <table:table-cell office:value-type="string" calcext:value-type="string">
            <text:p>Max new | std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0" calcext:value-type="float">
            <text:p>0</text:p>
          </table:table-cell>
          <table:table-cell office:value-type="float" office:value="16.7597" calcext:value-type="float">
            <text:p>16.7597</text:p>
          </table:table-cell>
          <table:table-cell office:value-type="float" office:value="122.141" calcext:value-type="float">
            <text:p>122.141</text:p>
          </table:table-cell>
          <table:table-cell office:value-type="float" office:value="22.3209" calcext:value-type="float">
            <text:p>22.3209</text:p>
          </table:table-cell>
          <table:table-cell office:value-type="float" office:value="5.83476" calcext:value-type="float">
            <text:p>5.83476</text:p>
          </table:table-cell>
          <table:table-cell office:value-type="float" office:value="22.891" calcext:value-type="float">
            <text:p>22.891</text:p>
          </table:table-cell>
          <table:table-cell office:value-type="float" office:value="5.30094" calcext:value-type="float">
            <text:p>5.30094</text:p>
          </table:table-cell>
          <table:table-cell office:value-type="float" office:value="13.201" calcext:value-type="float">
            <text:p>13.201</text:p>
          </table:table-cell>
          <table:table-cell office:value-type="float" office:value="7.0799" calcext:value-type="float">
            <text:p>7.0799</text:p>
          </table:table-cell>
          <table:table-cell office:value-type="float" office:value="54.4109" calcext:value-type="float">
            <text:p>54.4109</text:p>
          </table:table-cell>
        </table:table-row>
        <table:table-row table:style-name="ro1">
          <table:table-cell office:value-type="string" calcext:value-type="string">
            <text:p>Max new 1 | max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606" calcext:value-type="float">
            <text:p>606</text:p>
          </table:table-cell>
          <table:table-cell office:value-type="float" office:value="259" calcext:value-type="float">
            <text:p>259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Max new 1 | min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91" calcext:value-type="float">
            <text:p>19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Max new 1 | mean</text:p>
          </table:table-cell>
          <table:table-cell office:value-type="float" office:value="202.5" calcext:value-type="float">
            <text:p>202.5</text:p>
          </table:table-cell>
          <table:table-cell office:value-type="float" office:value="218" calcext:value-type="float">
            <text:p>218</text:p>
          </table:table-cell>
          <table:table-cell office:value-type="float" office:value="210.4" calcext:value-type="float">
            <text:p>210.4</text:p>
          </table:table-cell>
          <table:table-cell office:value-type="float" office:value="588" calcext:value-type="float">
            <text:p>588</text:p>
          </table:table-cell>
          <table:table-cell office:value-type="float" office:value="251.4" calcext:value-type="float">
            <text:p>251.4</text:p>
          </table:table-cell>
          <table:table-cell office:value-type="float" office:value="204.6" calcext:value-type="float">
            <text:p>204.6</text:p>
          </table:table-cell>
          <table:table-cell office:value-type="float" office:value="200.6" calcext:value-type="float">
            <text:p>200.6</text:p>
          </table:table-cell>
          <table:table-cell office:value-type="float" office:value="134.6" calcext:value-type="float">
            <text:p>134.6</text:p>
          </table:table-cell>
          <table:table-cell office:value-type="float" office:value="161.8" calcext:value-type="float">
            <text:p>161.8</text:p>
          </table:table-cell>
          <table:table-cell office:value-type="float" office:value="204.625" calcext:value-type="float">
            <text:p>204.625</text:p>
          </table:table-cell>
          <table:table-cell office:value-type="float" office:value="247.1" calcext:value-type="float">
            <text:p>247.1</text:p>
          </table:table-cell>
        </table:table-row>
        <table:table-row table:style-name="ro1">
          <table:table-cell office:value-type="string" calcext:value-type="string">
            <text:p>Max new 1 | std</text:p>
          </table:table-cell>
          <table:table-cell office:value-type="float" office:value="5.75905" calcext:value-type="float">
            <text:p>5.75905</text:p>
          </table:table-cell>
          <table:table-cell office:value-type="float" office:value="0" calcext:value-type="float">
            <text:p>0</text:p>
          </table:table-cell>
          <table:table-cell office:value-type="float" office:value="7.51591" calcext:value-type="float">
            <text:p>7.51591</text:p>
          </table:table-cell>
          <table:table-cell office:value-type="float" office:value="12.0738" calcext:value-type="float">
            <text:p>12.0738</text:p>
          </table:table-cell>
          <table:table-cell office:value-type="float" office:value="6.60303" calcext:value-type="float">
            <text:p>6.60303</text:p>
          </table:table-cell>
          <table:table-cell office:value-type="float" office:value="5.83476" calcext:value-type="float">
            <text:p>5.83476</text:p>
          </table:table-cell>
          <table:table-cell office:value-type="float" office:value="6.46701" calcext:value-type="float">
            <text:p>6.46701</text:p>
          </table:table-cell>
          <table:table-cell office:value-type="float" office:value="6.9634" calcext:value-type="float">
            <text:p>6.9634</text:p>
          </table:table-cell>
          <table:table-cell office:value-type="float" office:value="7.08363" calcext:value-type="float">
            <text:p>7.08363</text:p>
          </table:table-cell>
          <table:table-cell office:value-type="float" office:value="7.81825" calcext:value-type="float">
            <text:p>7.81825</text:p>
          </table:table-cell>
          <table:table-cell office:value-type="float" office:value="9.10982" calcext:value-type="float">
            <text:p>9.10982</text:p>
          </table:table-cell>
        </table:table-row>
        <table:table-row table:style-name="ro1">
          <table:table-cell office:value-type="string" calcext:value-type="string">
            <text:p>Max new 2 | max</text:p>
          </table:table-cell>
          <table:table-cell office:value-type="float" office:value="670" calcext:value-type="float">
            <text:p>670</text:p>
          </table:table-cell>
          <table:table-cell office:value-type="float" office:value="786" calcext:value-type="float">
            <text:p>786</text:p>
          </table:table-cell>
          <table:table-cell office:value-type="float" office:value="709" calcext:value-type="float">
            <text:p>709</text:p>
          </table:table-cell>
          <table:table-cell office:value-type="float" office:value="4368" calcext:value-type="float">
            <text:p>436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32" calcext:value-type="float">
            <text:p>232</text:p>
          </table:table-cell>
          <table:table-cell office:value-type="float" office:value="592" calcext:value-type="float">
            <text:p>592</text:p>
          </table:table-cell>
          <table:table-cell office:value-type="float" office:value="191" calcext:value-type="float">
            <text:p>191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Max new 2 | min</text:p>
          </table:table-cell>
          <table:table-cell office:value-type="float" office:value="592" calcext:value-type="float">
            <text:p>592</text:p>
          </table:table-cell>
          <table:table-cell office:value-type="float" office:value="786" calcext:value-type="float">
            <text:p>786</text:p>
          </table:table-cell>
          <table:table-cell office:value-type="float" office:value="649" calcext:value-type="float">
            <text:p>649</text:p>
          </table:table-cell>
          <table:table-cell office:value-type="float" office:value="3974" calcext:value-type="float">
            <text:p>3974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214" calcext:value-type="float">
            <text:p>214</text:p>
          </table:table-cell>
          <table:table-cell office:value-type="float" office:value="553" calcext:value-type="float">
            <text:p>553</text:p>
          </table:table-cell>
          <table:table-cell office:value-type="float" office:value="152" calcext:value-type="float">
            <text:p>15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Max new 2 | mean</text:p>
          </table:table-cell>
          <table:table-cell office:value-type="float" office:value="628.2" calcext:value-type="float">
            <text:p>628.2</text:p>
          </table:table-cell>
          <table:table-cell office:value-type="float" office:value="786" calcext:value-type="float">
            <text:p>786</text:p>
          </table:table-cell>
          <table:table-cell office:value-type="float" office:value="682.4" calcext:value-type="float">
            <text:p>682.4</text:p>
          </table:table-cell>
          <table:table-cell office:value-type="float" office:value="4145" calcext:value-type="float">
            <text:p>4145</text:p>
          </table:table-cell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655.1" calcext:value-type="float">
            <text:p>655.1</text:p>
          </table:table-cell>
          <table:table-cell office:value-type="float" office:value="221.6" calcext:value-type="float">
            <text:p>221.6</text:p>
          </table:table-cell>
          <table:table-cell office:value-type="float" office:value="568.9" calcext:value-type="float">
            <text:p>568.9</text:p>
          </table:table-cell>
          <table:table-cell office:value-type="float" office:value="171.125" calcext:value-type="float">
            <text:p>171.125</text:p>
          </table:table-cell>
          <table:table-cell office:value-type="float" office:value="1850.3" calcext:value-type="float">
            <text:p>1850.3</text:p>
          </table:table-cell>
        </table:table-row>
        <table:table-row table:style-name="ro1">
          <table:table-cell office:value-type="string" calcext:value-type="string">
            <text:p>Max new 2 | std</text:p>
          </table:table-cell>
          <table:table-cell office:value-type="float" office:value="21.0175" calcext:value-type="float">
            <text:p>21.0175</text:p>
          </table:table-cell>
          <table:table-cell office:value-type="float" office:value="0" calcext:value-type="float">
            <text:p>0</text:p>
          </table:table-cell>
          <table:table-cell office:value-type="float" office:value="16.814" calcext:value-type="float">
            <text:p>16.814</text:p>
          </table:table-cell>
          <table:table-cell office:value-type="float" office:value="121.672" calcext:value-type="float">
            <text:p>121.672</text:p>
          </table:table-cell>
          <table:table-cell office:value-type="float" office:value="22.9308" calcext:value-type="float">
            <text:p>22.9308</text:p>
          </table:table-cell>
          <table:table-cell office:value-type="float" office:value="0" calcext:value-type="float">
            <text:p>0</text:p>
          </table:table-cell>
          <table:table-cell office:value-type="float" office:value="23.5252" calcext:value-type="float">
            <text:p>23.5252</text:p>
          </table:table-cell>
          <table:table-cell office:value-type="float" office:value="5.27468" calcext:value-type="float">
            <text:p>5.27468</text:p>
          </table:table-cell>
          <table:table-cell office:value-type="float" office:value="13.5683" calcext:value-type="float">
            <text:p>13.5683</text:p>
          </table:table-cell>
          <table:table-cell office:value-type="float" office:value="11.7891" calcext:value-type="float">
            <text:p>11.7891</text:p>
          </table:table-cell>
          <table:table-cell office:value-type="float" office:value="54.5039" calcext:value-type="float">
            <text:p>54.5039</text:p>
          </table:table-cell>
        </table:table-row>
        <table:table-row table:style-name="ro1">
          <table:table-cell office:value-type="string" calcext:value-type="string">
            <text:p>Max post 1 | max</text:p>
          </table:table-cell>
          <table:table-cell office:value-type="float" office:value="30368" calcext:value-type="float">
            <text:p>30368</text:p>
          </table:table-cell>
          <table:table-cell office:value-type="float" office:value="28199" calcext:value-type="float">
            <text:p>28199</text:p>
          </table:table-cell>
          <table:table-cell office:value-type="float" office:value="36549" calcext:value-type="float">
            <text:p>36549</text:p>
          </table:table-cell>
          <table:table-cell office:value-type="float" office:value="87078" calcext:value-type="float">
            <text:p>87078</text:p>
          </table:table-cell>
          <table:table-cell office:value-type="float" office:value="48658" calcext:value-type="float">
            <text:p>48658</text:p>
          </table:table-cell>
          <table:table-cell office:value-type="float" office:value="668690" calcext:value-type="float">
            <text:p>668690</text:p>
          </table:table-cell>
          <table:table-cell office:value-type="float" office:value="32949" calcext:value-type="float">
            <text:p>32949</text:p>
          </table:table-cell>
          <table:table-cell office:value-type="float" office:value="16057" calcext:value-type="float">
            <text:p>16057</text:p>
          </table:table-cell>
          <table:table-cell office:value-type="float" office:value="19257" calcext:value-type="float">
            <text:p>19257</text:p>
          </table:table-cell>
          <table:table-cell office:value-type="float" office:value="78627" calcext:value-type="float">
            <text:p>78627</text:p>
          </table:table-cell>
          <table:table-cell office:value-type="float" office:value="36739" calcext:value-type="float">
            <text:p>36739</text:p>
          </table:table-cell>
        </table:table-row>
        <table:table-row table:style-name="ro1">
          <table:table-cell office:value-type="string" calcext:value-type="string">
            <text:p>Max post 1 | min</text:p>
          </table:table-cell>
          <table:table-cell office:value-type="float" office:value="21706" calcext:value-type="float">
            <text:p>21706</text:p>
          </table:table-cell>
          <table:table-cell office:value-type="float" office:value="28199" calcext:value-type="float">
            <text:p>28199</text:p>
          </table:table-cell>
          <table:table-cell office:value-type="float" office:value="23403" calcext:value-type="float">
            <text:p>23403</text:p>
          </table:table-cell>
          <table:table-cell office:value-type="float" office:value="73350" calcext:value-type="float">
            <text:p>73350</text:p>
          </table:table-cell>
          <table:table-cell office:value-type="float" office:value="30318" calcext:value-type="float">
            <text:p>30318</text:p>
          </table:table-cell>
          <table:table-cell office:value-type="float" office:value="628666" calcext:value-type="float">
            <text:p>628666</text:p>
          </table:table-cell>
          <table:table-cell office:value-type="float" office:value="22578" calcext:value-type="float">
            <text:p>22578</text:p>
          </table:table-cell>
          <table:table-cell office:value-type="float" office:value="12278" calcext:value-type="float">
            <text:p>12278</text:p>
          </table:table-cell>
          <table:table-cell office:value-type="float" office:value="15105" calcext:value-type="float">
            <text:p>15105</text:p>
          </table:table-cell>
          <table:table-cell office:value-type="float" office:value="37721" calcext:value-type="float">
            <text:p>37721</text:p>
          </table:table-cell>
          <table:table-cell office:value-type="float" office:value="28618" calcext:value-type="float">
            <text:p>28618</text:p>
          </table:table-cell>
        </table:table-row>
        <table:table-row table:style-name="ro1">
          <table:table-cell office:value-type="string" calcext:value-type="string">
            <text:p>Max post 1 | mean</text:p>
          </table:table-cell>
          <table:table-cell office:value-type="float" office:value="25784.4" calcext:value-type="float">
            <text:p>25784.4</text:p>
          </table:table-cell>
          <table:table-cell office:value-type="float" office:value="28199" calcext:value-type="float">
            <text:p>28199</text:p>
          </table:table-cell>
          <table:table-cell office:value-type="float" office:value="27492.3" calcext:value-type="float">
            <text:p>27492.3</text:p>
          </table:table-cell>
          <table:table-cell office:value-type="float" office:value="80635.9" calcext:value-type="float">
            <text:p>80635.9</text:p>
          </table:table-cell>
          <table:table-cell office:value-type="float" office:value="36081.6" calcext:value-type="float">
            <text:p>36081.6</text:p>
          </table:table-cell>
          <table:table-cell office:value-type="float" office:value="648585" calcext:value-type="float">
            <text:p>648585</text:p>
          </table:table-cell>
          <table:table-cell office:value-type="float" office:value="25840.9" calcext:value-type="float">
            <text:p>25840.9</text:p>
          </table:table-cell>
          <table:table-cell office:value-type="float" office:value="14184" calcext:value-type="float">
            <text:p>14184</text:p>
          </table:table-cell>
          <table:table-cell office:value-type="float" office:value="17090.4" calcext:value-type="float">
            <text:p>17090.4</text:p>
          </table:table-cell>
          <table:table-cell office:value-type="float" office:value="60979.5" calcext:value-type="float">
            <text:p>60979.5</text:p>
          </table:table-cell>
          <table:table-cell office:value-type="float" office:value="31413.1" calcext:value-type="float">
            <text:p>31413.1</text:p>
          </table:table-cell>
        </table:table-row>
        <table:table-row table:style-name="ro1">
          <table:table-cell office:value-type="string" calcext:value-type="string">
            <text:p>Max post 1 | std</text:p>
          </table:table-cell>
          <table:table-cell office:value-type="float" office:value="2970.48" calcext:value-type="float">
            <text:p>2970.48</text:p>
          </table:table-cell>
          <table:table-cell office:value-type="float" office:value="0" calcext:value-type="float">
            <text:p>0</text:p>
          </table:table-cell>
          <table:table-cell office:value-type="float" office:value="4194.32" calcext:value-type="float">
            <text:p>4194.32</text:p>
          </table:table-cell>
          <table:table-cell office:value-type="float" office:value="4511.59" calcext:value-type="float">
            <text:p>4511.59</text:p>
          </table:table-cell>
          <table:table-cell office:value-type="float" office:value="5000.72" calcext:value-type="float">
            <text:p>5000.72</text:p>
          </table:table-cell>
          <table:table-cell office:value-type="float" office:value="12402.2" calcext:value-type="float">
            <text:p>12402.2</text:p>
          </table:table-cell>
          <table:table-cell office:value-type="float" office:value="3542.81" calcext:value-type="float">
            <text:p>3542.81</text:p>
          </table:table-cell>
          <table:table-cell office:value-type="float" office:value="1131.87" calcext:value-type="float">
            <text:p>1131.87</text:p>
          </table:table-cell>
          <table:table-cell office:value-type="float" office:value="1289.6" calcext:value-type="float">
            <text:p>1289.6</text:p>
          </table:table-cell>
          <table:table-cell office:value-type="float" office:value="13420" calcext:value-type="float">
            <text:p>13420</text:p>
          </table:table-cell>
          <table:table-cell office:value-type="float" office:value="2412.71" calcext:value-type="float">
            <text:p>2412.71</text:p>
          </table:table-cell>
        </table:table-row>
        <table:table-row table:style-name="ro1">
          <table:table-cell office:value-type="string" calcext:value-type="string">
            <text:p>Post 1 final | max</text:p>
          </table:table-cell>
          <table:table-cell office:value-type="float" office:value="30368" calcext:value-type="float">
            <text:p>30368</text:p>
          </table:table-cell>
          <table:table-cell office:value-type="float" office:value="28199" calcext:value-type="float">
            <text:p>28199</text:p>
          </table:table-cell>
          <table:table-cell office:value-type="float" office:value="36549" calcext:value-type="float">
            <text:p>36549</text:p>
          </table:table-cell>
          <table:table-cell office:value-type="float" office:value="87078" calcext:value-type="float">
            <text:p>87078</text:p>
          </table:table-cell>
          <table:table-cell office:value-type="float" office:value="48658" calcext:value-type="float">
            <text:p>48658</text:p>
          </table:table-cell>
          <table:table-cell office:value-type="float" office:value="668690" calcext:value-type="float">
            <text:p>668690</text:p>
          </table:table-cell>
          <table:table-cell office:value-type="float" office:value="20902" calcext:value-type="float">
            <text:p>20902</text:p>
          </table:table-cell>
          <table:table-cell office:value-type="float" office:value="16057" calcext:value-type="float">
            <text:p>16057</text:p>
          </table:table-cell>
          <table:table-cell office:value-type="float" office:value="19257" calcext:value-type="float">
            <text:p>19257</text:p>
          </table:table-cell>
          <table:table-cell office:value-type="float" office:value="78627" calcext:value-type="float">
            <text:p>78627</text:p>
          </table:table-cell>
          <table:table-cell office:value-type="float" office:value="36739" calcext:value-type="float">
            <text:p>36739</text:p>
          </table:table-cell>
        </table:table-row>
        <table:table-row table:style-name="ro1">
          <table:table-cell office:value-type="string" calcext:value-type="string">
            <text:p>Post 1 final | min</text:p>
          </table:table-cell>
          <table:table-cell office:value-type="float" office:value="21706" calcext:value-type="float">
            <text:p>21706</text:p>
          </table:table-cell>
          <table:table-cell office:value-type="float" office:value="28199" calcext:value-type="float">
            <text:p>28199</text:p>
          </table:table-cell>
          <table:table-cell office:value-type="float" office:value="23403" calcext:value-type="float">
            <text:p>23403</text:p>
          </table:table-cell>
          <table:table-cell office:value-type="float" office:value="73350" calcext:value-type="float">
            <text:p>73350</text:p>
          </table:table-cell>
          <table:table-cell office:value-type="float" office:value="30318" calcext:value-type="float">
            <text:p>30318</text:p>
          </table:table-cell>
          <table:table-cell office:value-type="float" office:value="628666" calcext:value-type="float">
            <text:p>628666</text:p>
          </table:table-cell>
          <table:table-cell office:value-type="float" office:value="14029" calcext:value-type="float">
            <text:p>14029</text:p>
          </table:table-cell>
          <table:table-cell office:value-type="float" office:value="12278" calcext:value-type="float">
            <text:p>12278</text:p>
          </table:table-cell>
          <table:table-cell office:value-type="float" office:value="15105" calcext:value-type="float">
            <text:p>15105</text:p>
          </table:table-cell>
          <table:table-cell office:value-type="float" office:value="37721" calcext:value-type="float">
            <text:p>37721</text:p>
          </table:table-cell>
          <table:table-cell office:value-type="float" office:value="28618" calcext:value-type="float">
            <text:p>28618</text:p>
          </table:table-cell>
        </table:table-row>
        <table:table-row table:style-name="ro1">
          <table:table-cell office:value-type="string" calcext:value-type="string">
            <text:p>Post 1 final | mean</text:p>
          </table:table-cell>
          <table:table-cell office:value-type="float" office:value="25784.4" calcext:value-type="float">
            <text:p>25784.4</text:p>
          </table:table-cell>
          <table:table-cell office:value-type="float" office:value="28199" calcext:value-type="float">
            <text:p>28199</text:p>
          </table:table-cell>
          <table:table-cell office:value-type="float" office:value="27492.3" calcext:value-type="float">
            <text:p>27492.3</text:p>
          </table:table-cell>
          <table:table-cell office:value-type="float" office:value="80635.9" calcext:value-type="float">
            <text:p>80635.9</text:p>
          </table:table-cell>
          <table:table-cell office:value-type="float" office:value="36081.6" calcext:value-type="float">
            <text:p>36081.6</text:p>
          </table:table-cell>
          <table:table-cell office:value-type="float" office:value="648585" calcext:value-type="float">
            <text:p>648585</text:p>
          </table:table-cell>
          <table:table-cell office:value-type="float" office:value="16204.4" calcext:value-type="float">
            <text:p>16204.4</text:p>
          </table:table-cell>
          <table:table-cell office:value-type="float" office:value="14184" calcext:value-type="float">
            <text:p>14184</text:p>
          </table:table-cell>
          <table:table-cell office:value-type="float" office:value="17090.4" calcext:value-type="float">
            <text:p>17090.4</text:p>
          </table:table-cell>
          <table:table-cell office:value-type="float" office:value="60979.5" calcext:value-type="float">
            <text:p>60979.5</text:p>
          </table:table-cell>
          <table:table-cell office:value-type="float" office:value="31413.1" calcext:value-type="float">
            <text:p>31413.1</text:p>
          </table:table-cell>
        </table:table-row>
        <table:table-row table:style-name="ro1">
          <table:table-cell office:value-type="string" calcext:value-type="string">
            <text:p>Post 1 final | std</text:p>
          </table:table-cell>
          <table:table-cell office:value-type="float" office:value="2970.48" calcext:value-type="float">
            <text:p>2970.48</text:p>
          </table:table-cell>
          <table:table-cell office:value-type="float" office:value="0" calcext:value-type="float">
            <text:p>0</text:p>
          </table:table-cell>
          <table:table-cell office:value-type="float" office:value="4194.32" calcext:value-type="float">
            <text:p>4194.32</text:p>
          </table:table-cell>
          <table:table-cell office:value-type="float" office:value="4511.59" calcext:value-type="float">
            <text:p>4511.59</text:p>
          </table:table-cell>
          <table:table-cell office:value-type="float" office:value="5000.72" calcext:value-type="float">
            <text:p>5000.72</text:p>
          </table:table-cell>
          <table:table-cell office:value-type="float" office:value="12402.2" calcext:value-type="float">
            <text:p>12402.2</text:p>
          </table:table-cell>
          <table:table-cell office:value-type="float" office:value="2215.82" calcext:value-type="float">
            <text:p>2215.82</text:p>
          </table:table-cell>
          <table:table-cell office:value-type="float" office:value="1131.87" calcext:value-type="float">
            <text:p>1131.87</text:p>
          </table:table-cell>
          <table:table-cell office:value-type="float" office:value="1289.6" calcext:value-type="float">
            <text:p>1289.6</text:p>
          </table:table-cell>
          <table:table-cell office:value-type="float" office:value="13420" calcext:value-type="float">
            <text:p>13420</text:p>
          </table:table-cell>
          <table:table-cell office:value-type="float" office:value="2412.71" calcext:value-type="float">
            <text:p>2412.71</text:p>
          </table:table-cell>
        </table:table-row>
        <table:table-row table:style-name="ro1">
          <table:table-cell office:value-type="string" calcext:value-type="string">
            <text:p>Post 2 final | max</text:p>
          </table:table-cell>
          <table:table-cell office:value-type="float" office:value="803273" calcext:value-type="float">
            <text:p>803273</text:p>
          </table:table-cell>
          <table:table-cell office:value-type="float" office:value="3095307" calcext:value-type="float">
            <text:p>3095307</text:p>
          </table:table-cell>
          <table:table-cell office:value-type="float" office:value="815883" calcext:value-type="float">
            <text:p>815883</text:p>
          </table:table-cell>
          <table:table-cell office:value-type="float" office:value="789613" calcext:value-type="float">
            <text:p>789613</text:p>
          </table:table-cell>
          <table:table-cell office:value-type="float" office:value="926441" calcext:value-type="float">
            <text:p>926441</text:p>
          </table:table-cell>
          <table:table-cell office:value-type="float" office:value="0" calcext:value-type="float">
            <text:p>0</text:p>
          </table:table-cell>
          <table:table-cell office:value-type="float" office:value="833246" calcext:value-type="float">
            <text:p>833246</text:p>
          </table:table-cell>
          <table:table-cell office:value-type="float" office:value="809431" calcext:value-type="float">
            <text:p>809431</text:p>
          </table:table-cell>
          <table:table-cell office:value-type="float" office:value="712770" calcext:value-type="float">
            <text:p>712770</text:p>
          </table:table-cell>
          <table:table-cell office:value-type="float" office:value="643501" calcext:value-type="float">
            <text:p>643501</text:p>
          </table:table-cell>
          <table:table-cell office:value-type="float" office:value="809018" calcext:value-type="float">
            <text:p>809018</text:p>
          </table:table-cell>
        </table:table-row>
        <table:table-row table:style-name="ro1">
          <table:table-cell office:value-type="string" calcext:value-type="string">
            <text:p>Post 2 final | min</text:p>
          </table:table-cell>
          <table:table-cell office:value-type="float" office:value="774074" calcext:value-type="float">
            <text:p>774074</text:p>
          </table:table-cell>
          <table:table-cell office:value-type="float" office:value="3095307" calcext:value-type="float">
            <text:p>3095307</text:p>
          </table:table-cell>
          <table:table-cell office:value-type="float" office:value="742989" calcext:value-type="float">
            <text:p>742989</text:p>
          </table:table-cell>
          <table:table-cell office:value-type="float" office:value="727549" calcext:value-type="float">
            <text:p>727549</text:p>
          </table:table-cell>
          <table:table-cell office:value-type="float" office:value="869833" calcext:value-type="float">
            <text:p>869833</text:p>
          </table:table-cell>
          <table:table-cell office:value-type="float" office:value="0" calcext:value-type="float">
            <text:p>0</text:p>
          </table:table-cell>
          <table:table-cell office:value-type="float" office:value="779333" calcext:value-type="float">
            <text:p>779333</text:p>
          </table:table-cell>
          <table:table-cell office:value-type="float" office:value="776010" calcext:value-type="float">
            <text:p>776010</text:p>
          </table:table-cell>
          <table:table-cell office:value-type="float" office:value="661655" calcext:value-type="float">
            <text:p>661655</text:p>
          </table:table-cell>
          <table:table-cell office:value-type="float" office:value="560710" calcext:value-type="float">
            <text:p>560710</text:p>
          </table:table-cell>
          <table:table-cell office:value-type="float" office:value="751714" calcext:value-type="float">
            <text:p>751714</text:p>
          </table:table-cell>
        </table:table-row>
        <table:table-row table:style-name="ro1">
          <table:table-cell office:value-type="string" calcext:value-type="string">
            <text:p>Post 2 final | std</text:p>
          </table:table-cell>
          <table:table-cell office:value-type="float" office:value="792348" calcext:value-type="float">
            <text:p>792348</text:p>
          </table:table-cell>
          <table:table-cell office:value-type="float" office:value="3095310" calcext:value-type="float">
            <text:p>3095310</text:p>
          </table:table-cell>
          <table:table-cell office:value-type="float" office:value="786868" calcext:value-type="float">
            <text:p>786868</text:p>
          </table:table-cell>
          <table:table-cell office:value-type="float" office:value="757785" calcext:value-type="float">
            <text:p>757785</text:p>
          </table:table-cell>
          <table:table-cell office:value-type="float" office:value="896344" calcext:value-type="float">
            <text:p>896344</text:p>
          </table:table-cell>
          <table:table-cell office:value-type="float" office:value="0" calcext:value-type="float">
            <text:p>0</text:p>
          </table:table-cell>
          <table:table-cell office:value-type="float" office:value="813609" calcext:value-type="float">
            <text:p>813609</text:p>
          </table:table-cell>
          <table:table-cell office:value-type="float" office:value="797033" calcext:value-type="float">
            <text:p>797033</text:p>
          </table:table-cell>
          <table:table-cell office:value-type="float" office:value="688073" calcext:value-type="float">
            <text:p>688073</text:p>
          </table:table-cell>
          <table:table-cell office:value-type="float" office:value="601932" calcext:value-type="float">
            <text:p>601932</text:p>
          </table:table-cell>
          <table:table-cell office:value-type="float" office:value="781103" calcext:value-type="float">
            <text:p>781103</text:p>
          </table:table-cell>
        </table:table-row>
        <table:table-row table:style-name="ro1">
          <table:table-cell office:value-type="string" calcext:value-type="string">
            <text:p>Post 2 final | std</text:p>
          </table:table-cell>
          <table:table-cell office:value-type="float" office:value="10368.5" calcext:value-type="float">
            <text:p>10368.5</text:p>
          </table:table-cell>
          <table:table-cell office:value-type="float" office:value="0" calcext:value-type="float">
            <text:p>0</text:p>
          </table:table-cell>
          <table:table-cell office:value-type="float" office:value="22109.2" calcext:value-type="float">
            <text:p>22109.2</text:p>
          </table:table-cell>
          <table:table-cell office:value-type="float" office:value="17238.9" calcext:value-type="float">
            <text:p>17238.9</text:p>
          </table:table-cell>
          <table:table-cell office:value-type="float" office:value="14432.6" calcext:value-type="float">
            <text:p>14432.6</text:p>
          </table:table-cell>
          <table:table-cell office:value-type="float" office:value="0" calcext:value-type="float">
            <text:p>0</text:p>
          </table:table-cell>
          <table:table-cell office:value-type="float" office:value="17159.4" calcext:value-type="float">
            <text:p>17159.4</text:p>
          </table:table-cell>
          <table:table-cell office:value-type="float" office:value="11477.5" calcext:value-type="float">
            <text:p>11477.5</text:p>
          </table:table-cell>
          <table:table-cell office:value-type="float" office:value="16308.4" calcext:value-type="float">
            <text:p>16308.4</text:p>
          </table:table-cell>
          <table:table-cell office:value-type="float" office:value="25623.1" calcext:value-type="float">
            <text:p>25623.1</text:p>
          </table:table-cell>
          <table:table-cell office:value-type="float" office:value="15378.2" calcext:value-type="float">
            <text:p>15378.2</text:p>
          </table:table-cell>
        </table:table-row>
        <table:table-row table:style-name="ro1">
          <table:table-cell office:value-type="string" calcext:value-type="string">
            <text:p>Length of activity | max</text:p>
          </table:table-cell>
          <table:table-cell office:value-type="float" office:value="11253" calcext:value-type="float">
            <text:p>11253</text:p>
          </table:table-cell>
          <table:table-cell office:value-type="float" office:value="29956" calcext:value-type="float">
            <text:p>29956</text:p>
          </table:table-cell>
          <table:table-cell office:value-type="float" office:value="12255" calcext:value-type="float">
            <text:p>12255</text:p>
          </table:table-cell>
          <table:table-cell office:value-type="float" office:value="3369" calcext:value-type="float">
            <text:p>3369</text:p>
          </table:table-cell>
          <table:table-cell office:value-type="float" office:value="15361" calcext:value-type="float">
            <text:p>15361</text:p>
          </table:table-cell>
          <table:table-cell office:value-type="float" office:value="16302" calcext:value-type="float">
            <text:p>16302</text:p>
          </table:table-cell>
          <table:table-cell office:value-type="float" office:value="12087" calcext:value-type="float">
            <text:p>12087</text:p>
          </table:table-cell>
          <table:table-cell office:value-type="float" office:value="20638" calcext:value-type="float">
            <text:p>20638</text:p>
          </table:table-cell>
          <table:table-cell office:value-type="float" office:value="9172" calcext:value-type="float">
            <text:p>9172</text:p>
          </table:table-cell>
          <table:table-cell office:value-type="float" office:value="15670" calcext:value-type="float">
            <text:p>15670</text:p>
          </table:table-cell>
          <table:table-cell office:value-type="float" office:value="10535" calcext:value-type="float">
            <text:p>10535</text:p>
          </table:table-cell>
        </table:table-row>
        <table:table-row table:style-name="ro1">
          <table:table-cell office:value-type="string" calcext:value-type="string">
            <text:p>Length of activity | min</text:p>
          </table:table-cell>
          <table:table-cell office:value-type="float" office:value="8506" calcext:value-type="float">
            <text:p>8506</text:p>
          </table:table-cell>
          <table:table-cell office:value-type="float" office:value="29956" calcext:value-type="float">
            <text:p>29956</text:p>
          </table:table-cell>
          <table:table-cell office:value-type="float" office:value="6836" calcext:value-type="float">
            <text:p>6836</text:p>
          </table:table-cell>
          <table:table-cell office:value-type="float" office:value="1619" calcext:value-type="float">
            <text:p>1619</text:p>
          </table:table-cell>
          <table:table-cell office:value-type="float" office:value="9651" calcext:value-type="float">
            <text:p>9651</text:p>
          </table:table-cell>
          <table:table-cell office:value-type="float" office:value="12543" calcext:value-type="float">
            <text:p>12543</text:p>
          </table:table-cell>
          <table:table-cell office:value-type="float" office:value="7973" calcext:value-type="float">
            <text:p>7973</text:p>
          </table:table-cell>
          <table:table-cell office:value-type="float" office:value="16622" calcext:value-type="float">
            <text:p>16622</text:p>
          </table:table-cell>
          <table:table-cell office:value-type="float" office:value="6212" calcext:value-type="float">
            <text:p>6212</text:p>
          </table:table-cell>
          <table:table-cell office:value-type="float" office:value="11272" calcext:value-type="float">
            <text:p>11272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string" calcext:value-type="string">
            <text:p>Length of activity | mean</text:p>
          </table:table-cell>
          <table:table-cell office:value-type="float" office:value="9982.8" calcext:value-type="float">
            <text:p>9982.8</text:p>
          </table:table-cell>
          <table:table-cell office:value-type="float" office:value="29956" calcext:value-type="float">
            <text:p>29956</text:p>
          </table:table-cell>
          <table:table-cell office:value-type="float" office:value="9678.2" calcext:value-type="float">
            <text:p>9678.2</text:p>
          </table:table-cell>
          <table:table-cell office:value-type="float" office:value="2514.4" calcext:value-type="float">
            <text:p>2514.4</text:p>
          </table:table-cell>
          <table:table-cell office:value-type="float" office:value="12009.5" calcext:value-type="float">
            <text:p>12009.5</text:p>
          </table:table-cell>
          <table:table-cell office:value-type="float" office:value="14282" calcext:value-type="float">
            <text:p>14282</text:p>
          </table:table-cell>
          <table:table-cell office:value-type="float" office:value="10369.5" calcext:value-type="float">
            <text:p>10369.5</text:p>
          </table:table-cell>
          <table:table-cell office:value-type="float" office:value="18957.5" calcext:value-type="float">
            <text:p>18957.5</text:p>
          </table:table-cell>
          <table:table-cell office:value-type="float" office:value="7638.7" calcext:value-type="float">
            <text:p>7638.7</text:p>
          </table:table-cell>
          <table:table-cell office:value-type="float" office:value="13545.5" calcext:value-type="float">
            <text:p>13545.5</text:p>
          </table:table-cell>
          <table:table-cell office:value-type="float" office:value="7900.6" calcext:value-type="float">
            <text:p>7900.6</text:p>
          </table:table-cell>
        </table:table-row>
        <table:table-row table:style-name="ro1">
          <table:table-cell office:value-type="string" calcext:value-type="string">
            <text:p>Length of activity | std</text:p>
          </table:table-cell>
          <table:table-cell office:value-type="float" office:value="814.485" calcext:value-type="float">
            <text:p>814.485</text:p>
          </table:table-cell>
          <table:table-cell office:value-type="float" office:value="0" calcext:value-type="float">
            <text:p>0</text:p>
          </table:table-cell>
          <table:table-cell office:value-type="float" office:value="1591.7" calcext:value-type="float">
            <text:p>1591.7</text:p>
          </table:table-cell>
          <table:table-cell office:value-type="float" office:value="532.547" calcext:value-type="float">
            <text:p>532.547</text:p>
          </table:table-cell>
          <table:table-cell office:value-type="float" office:value="1494.59" calcext:value-type="float">
            <text:p>1494.59</text:p>
          </table:table-cell>
          <table:table-cell office:value-type="float" office:value="1189.14" calcext:value-type="float">
            <text:p>1189.14</text:p>
          </table:table-cell>
          <table:table-cell office:value-type="float" office:value="1366.28" calcext:value-type="float">
            <text:p>1366.28</text:p>
          </table:table-cell>
          <table:table-cell office:value-type="float" office:value="1387.71" calcext:value-type="float">
            <text:p>1387.71</text:p>
          </table:table-cell>
          <table:table-cell office:value-type="float" office:value="926.861" calcext:value-type="float">
            <text:p>926.861</text:p>
          </table:table-cell>
          <table:table-cell office:value-type="float" office:value="1639.26" calcext:value-type="float">
            <text:p>1639.26</text:p>
          </table:table-cell>
          <table:table-cell office:value-type="float" office:value="1118.33" calcext:value-type="float">
            <text:p>1118.33</text:p>
          </table:table-cell>
        </table:table-row>
        <table:table-row table:style-name="ro1">
          <table:table-cell office:value-type="string" calcext:value-type="string">
            <text:p>Time to complete replacement of strain 1 | max</text:p>
          </table:table-cell>
          <table:table-cell office:value-type="float" office:value="282" calcext:value-type="float">
            <text:p>282</text:p>
          </table:table-cell>
          <table:table-cell office:value-type="float" office:value="243" calcext:value-type="float">
            <text:p>243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539" calcext:value-type="float">
            <text:p>153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Time to complete replacement of strain 1 <text:s/>min</text:p>
          </table:table-cell>
          <table:table-cell office:value-type="float" office:value="174" calcext:value-type="float">
            <text:p>174</text:p>
          </table:table-cell>
          <table:table-cell office:value-type="float" office:value="243" calcext:value-type="float">
            <text:p>243</text:p>
          </table:table-cell>
          <table:table-cell office:value-type="float" office:value="191" calcext:value-type="float">
            <text:p>191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465" calcext:value-type="float">
            <text:p>46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ime to complete replacement of strain 1 <text:s/>mean</text:p>
          </table:table-cell>
          <table:table-cell office:value-type="float" office:value="225.9" calcext:value-type="float">
            <text:p>225.9</text:p>
          </table:table-cell>
          <table:table-cell office:value-type="float" office:value="243" calcext:value-type="float">
            <text:p>243</text:p>
          </table:table-cell>
          <table:table-cell office:value-type="float" office:value="245.5" calcext:value-type="float">
            <text:p>245.5</text:p>
          </table:table-cell>
          <table:table-cell office:value-type="float" office:value="299.8" calcext:value-type="float">
            <text:p>299.8</text:p>
          </table:table-cell>
          <table:table-cell office:value-type="float" office:value="269.5" calcext:value-type="float">
            <text:p>269.5</text:p>
          </table:table-cell>
          <table:table-cell office:value-type="float" office:value="0" calcext:value-type="float">
            <text:p>0</text:p>
          </table:table-cell>
          <table:table-cell office:value-type="float" office:value="236.6" calcext:value-type="float">
            <text:p>236.6</text:p>
          </table:table-cell>
          <table:table-cell office:value-type="float" office:value="206.3" calcext:value-type="float">
            <text:p>206.3</text:p>
          </table:table-cell>
          <table:table-cell office:value-type="float" office:value="195.2" calcext:value-type="float">
            <text:p>195.2</text:p>
          </table:table-cell>
          <table:table-cell office:value-type="float" office:value="868.125" calcext:value-type="float">
            <text:p>868.1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Time to complete replacement of strain 1 <text:s/>std</text:p>
          </table:table-cell>
          <table:table-cell office:value-type="float" office:value="39.3515" calcext:value-type="float">
            <text:p>39.3515</text:p>
          </table:table-cell>
          <table:table-cell office:value-type="float" office:value="0" calcext:value-type="float">
            <text:p>0</text:p>
          </table:table-cell>
          <table:table-cell office:value-type="float" office:value="38.7248" calcext:value-type="float">
            <text:p>38.7248</text:p>
          </table:table-cell>
          <table:table-cell office:value-type="float" office:value="28.8706" calcext:value-type="float">
            <text:p>28.8706</text:p>
          </table:table-cell>
          <table:table-cell office:value-type="float" office:value="32.2154" calcext:value-type="float">
            <text:p>32.2154</text:p>
          </table:table-cell>
          <table:table-cell office:value-type="float" office:value="0" calcext:value-type="float">
            <text:p>0</text:p>
          </table:table-cell>
          <table:table-cell office:value-type="float" office:value="42.5368" calcext:value-type="float">
            <text:p>42.5368</text:p>
          </table:table-cell>
          <table:table-cell office:value-type="float" office:value="42.206" calcext:value-type="float">
            <text:p>42.206</text:p>
          </table:table-cell>
          <table:table-cell office:value-type="float" office:value="23.7945" calcext:value-type="float">
            <text:p>23.7945</text:p>
          </table:table-cell>
          <table:table-cell office:value-type="float" office:value="341.524" calcext:value-type="float">
            <text:p>341.524</text:p>
          </table:table-cell>
          <table:table-cell office:value-type="float" office:value="34.3479" calcext:value-type="float">
            <text:p>34.3479</text:p>
          </table:table-cell>
        </table:table-row>
        <table:table-row table:style-name="ro1">
          <table:table-cell office:value-type="string" calcext:value-type="string">
            <text:p>Time to dominance | max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991" calcext:value-type="float">
            <text:p>9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ime to dominance | min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298" calcext:value-type="float">
            <text:p>2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ime to dominance | mean</text:p>
          </table:table-cell>
          <table:table-cell office:value-type="float" office:value="112.2" calcext:value-type="float">
            <text:p>112.2</text:p>
          </table:table-cell>
          <table:table-cell office:value-type="float" office:value="127" calcext:value-type="float">
            <text:p>127</text:p>
          </table:table-cell>
          <table:table-cell office:value-type="float" office:value="119.5" calcext:value-type="float">
            <text:p>119.5</text:p>
          </table:table-cell>
          <table:table-cell office:value-type="float" office:value="115.4" calcext:value-type="float">
            <text:p>115.4</text:p>
          </table:table-cell>
          <table:table-cell office:value-type="float" office:value="129.8" calcext:value-type="float">
            <text:p>129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105.4" calcext:value-type="float">
            <text:p>105.4</text:p>
          </table:table-cell>
          <table:table-cell office:value-type="float" office:value="96" calcext:value-type="float">
            <text:p>96</text:p>
          </table:table-cell>
          <table:table-cell office:value-type="float" office:value="536" calcext:value-type="float">
            <text:p>536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Time to dominance | std</text:p>
          </table:table-cell>
          <table:table-cell office:value-type="float" office:value="19.1648" calcext:value-type="float">
            <text:p>19.1648</text:p>
          </table:table-cell>
          <table:table-cell office:value-type="float" office:value="0" calcext:value-type="float">
            <text:p>0</text:p>
          </table:table-cell>
          <table:table-cell office:value-type="float" office:value="26.7634" calcext:value-type="float">
            <text:p>26.7634</text:p>
          </table:table-cell>
          <table:table-cell office:value-type="float" office:value="6.55235" calcext:value-type="float">
            <text:p>6.55235</text:p>
          </table:table-cell>
          <table:table-cell office:value-type="float" office:value="30.0622" calcext:value-type="float">
            <text:p>30.0622</text:p>
          </table:table-cell>
          <table:table-cell office:value-type="float" office:value="0" calcext:value-type="float">
            <text:p>0</text:p>
          </table:table-cell>
          <table:table-cell office:value-type="float" office:value="23.6041" calcext:value-type="float">
            <text:p>23.6041</text:p>
          </table:table-cell>
          <table:table-cell office:value-type="float" office:value="14.5465" calcext:value-type="float">
            <text:p>14.5465</text:p>
          </table:table-cell>
          <table:table-cell office:value-type="float" office:value="13.325" calcext:value-type="float">
            <text:p>13.325</text:p>
          </table:table-cell>
          <table:table-cell office:value-type="float" office:value="224.575" calcext:value-type="float">
            <text:p>224.575</text:p>
          </table:table-cell>
          <table:table-cell office:value-type="float" office:value="13.0593" calcext:value-type="float">
            <text:p>13.0593</text:p>
          </table:table-cell>
        </table:table-row>
        <table:table-row table:style-name="ro1">
          <table:table-cell office:value-type="string" calcext:value-type="string">
            <text:p>Immunity at peak | max</text:p>
          </table:table-cell>
          <table:table-cell office:value-type="float" office:value="0.094687" calcext:value-type="float">
            <text:p>0.094687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103948" calcext:value-type="float">
            <text:p>0.103948</text:p>
          </table:table-cell>
          <table:table-cell office:value-type="float" office:value="0.327874" calcext:value-type="float">
            <text:p>0.327874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052465" calcext:value-type="float">
            <text:p>0.052465</text:p>
          </table:table-cell>
          <table:table-cell office:value-type="float" office:value="0.087016" calcext:value-type="float">
            <text:p>0.087016</text:p>
          </table:table-cell>
          <table:table-cell office:value-type="float" office:value="0.064624" calcext:value-type="float">
            <text:p>0.064624</text:p>
          </table:table-cell>
          <table:table-cell office:value-type="float" office:value="0.089973" calcext:value-type="float">
            <text:p>0.089973</text:p>
          </table:table-cell>
          <table:table-cell office:value-type="float" office:value="0.039002" calcext:value-type="float">
            <text:p>0.039002</text:p>
          </table:table-cell>
          <table:table-cell office:value-type="float" office:value="0.179844" calcext:value-type="float">
            <text:p>0.179844</text:p>
          </table:table-cell>
        </table:table-row>
        <table:table-row table:style-name="ro1">
          <table:table-cell office:value-type="string" calcext:value-type="string">
            <text:p>Immunity at peak | min</text:p>
          </table:table-cell>
          <table:table-cell office:value-type="float" office:value="0.055771" calcext:value-type="float">
            <text:p>0.055771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061929" calcext:value-type="float">
            <text:p>0.061929</text:p>
          </table:table-cell>
          <table:table-cell office:value-type="float" office:value="0.272796" calcext:value-type="float">
            <text:p>0.272796</text:p>
          </table:table-cell>
          <table:table-cell office:value-type="float" office:value="0.06813" calcext:value-type="float">
            <text:p>0.06813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23727" calcext:value-type="float">
            <text:p>0.023727</text:p>
          </table:table-cell>
          <table:table-cell office:value-type="float" office:value="0.041383" calcext:value-type="float">
            <text:p>0.041383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0.13815" calcext:value-type="float">
            <text:p>0.13815</text:p>
          </table:table-cell>
        </table:table-row>
        <table:table-row table:style-name="ro1">
          <table:table-cell office:value-type="string" calcext:value-type="string">
            <text:p>Immunity at peak | mean</text:p>
          </table:table-cell>
          <table:table-cell office:value-type="float" office:value="0.069814" calcext:value-type="float">
            <text:p>0.069814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078419" calcext:value-type="float">
            <text:p>0.078419</text:p>
          </table:table-cell>
          <table:table-cell office:value-type="float" office:value="0.301035" calcext:value-type="float">
            <text:p>0.301035</text:p>
          </table:table-cell>
          <table:table-cell office:value-type="float" office:value="0.084078" calcext:value-type="float">
            <text:p>0.084078</text:p>
          </table:table-cell>
          <table:table-cell office:value-type="float" office:value="0.019877" calcext:value-type="float">
            <text:p>0.019877</text:p>
          </table:table-cell>
          <table:table-cell office:value-type="float" office:value="0.07044" calcext:value-type="float">
            <text:p>0.07044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0.060208" calcext:value-type="float">
            <text:p>0.060208</text:p>
          </table:table-cell>
          <table:table-cell office:value-type="float" office:value="0.015636" calcext:value-type="float">
            <text:p>0.015636</text:p>
          </table:table-cell>
          <table:table-cell office:value-type="float" office:value="0.162979" calcext:value-type="float">
            <text:p>0.162979</text:p>
          </table:table-cell>
        </table:table-row>
        <table:table-row table:style-name="ro1">
          <table:table-cell office:value-type="string" calcext:value-type="string">
            <text:p>Immunity at peak | std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0" calcext:value-type="float">
            <text:p>0</text:p>
          </table:table-cell>
          <table:table-cell office:value-type="float" office:value="0.013423" calcext:value-type="float">
            <text:p>0.013423</text:p>
          </table:table-cell>
          <table:table-cell office:value-type="float" office:value="0.016749" calcext:value-type="float">
            <text:p>0.016749</text:p>
          </table:table-cell>
          <table:table-cell office:value-type="float" office:value="0.009711" calcext:value-type="float">
            <text:p>0.009711</text:p>
          </table:table-cell>
          <table:table-cell office:value-type="float" office:value="0.017283" calcext:value-type="float">
            <text:p>0.017283</text:p>
          </table:table-cell>
          <table:table-cell office:value-type="float" office:value="0.011523" calcext:value-type="float">
            <text:p>0.011523</text:p>
          </table:table-cell>
          <table:table-cell office:value-type="float" office:value="0.013224" calcext:value-type="float">
            <text:p>0.013224</text:p>
          </table:table-cell>
          <table:table-cell office:value-type="float" office:value="0.013198" calcext:value-type="float">
            <text:p>0.013198</text:p>
          </table:table-cell>
          <table:table-cell office:value-type="float" office:value="0.013671" calcext:value-type="float">
            <text:p>0.013671</text:p>
          </table:table-cell>
          <table:table-cell office:value-type="float" office:value="0.013847" calcext:value-type="float">
            <text:p>0.013847</text:p>
          </table:table-cell>
        </table:table-row>
        <table:table-row table:style-name="ro1">
          <table:table-cell office:value-type="string" calcext:value-type="string">
            <text:p>Immunity final | max</text:p>
          </table:table-cell>
          <table:table-cell office:value-type="float" office:value="0.661302" calcext:value-type="float">
            <text:p>0.661302</text:p>
          </table:table-cell>
          <table:table-cell office:value-type="float" office:value="0.619743" calcext:value-type="float">
            <text:p>0.619743</text:p>
          </table:table-cell>
          <table:table-cell office:value-type="float" office:value="0.667125" calcext:value-type="float">
            <text:p>0.667125</text:p>
          </table:table-cell>
          <table:table-cell office:value-type="float" office:value="0.684892" calcext:value-type="float">
            <text:p>0.684892</text:p>
          </table:table-cell>
          <table:table-cell office:value-type="float" office:value="0.761945" calcext:value-type="float">
            <text:p>0.761945</text:p>
          </table:table-cell>
          <table:table-cell office:value-type="float" office:value="0.530707" calcext:value-type="float">
            <text:p>0.530707</text:p>
          </table:table-cell>
          <table:table-cell office:value-type="float" office:value="0.675497" calcext:value-type="float">
            <text:p>0.675497</text:p>
          </table:table-cell>
          <table:table-cell office:value-type="float" office:value="0.653489" calcext:value-type="float">
            <text:p>0.653489</text:p>
          </table:table-cell>
          <table:table-cell office:value-type="float" office:value="0.579368" calcext:value-type="float">
            <text:p>0.579368</text:p>
          </table:table-cell>
          <table:table-cell office:value-type="float" office:value="0.54294" calcext:value-type="float">
            <text:p>0.54294</text:p>
          </table:table-cell>
          <table:table-cell office:value-type="float" office:value="0.66697" calcext:value-type="float">
            <text:p>0.66697</text:p>
          </table:table-cell>
        </table:table-row>
        <table:table-row table:style-name="ro1">
          <table:table-cell office:value-type="string" calcext:value-type="string">
            <text:p>Immunity final | min</text:p>
          </table:table-cell>
          <table:table-cell office:value-type="float" office:value="0.634401" calcext:value-type="float">
            <text:p>0.634401</text:p>
          </table:table-cell>
          <table:table-cell office:value-type="float" office:value="0.619743" calcext:value-type="float">
            <text:p>0.619743</text:p>
          </table:table-cell>
          <table:table-cell office:value-type="float" office:value="0.608248" calcext:value-type="float">
            <text:p>0.608248</text:p>
          </table:table-cell>
          <table:table-cell office:value-type="float" office:value="0.641498" calcext:value-type="float">
            <text:p>0.641498</text:p>
          </table:table-cell>
          <table:table-cell office:value-type="float" office:value="0.717063" calcext:value-type="float">
            <text:p>0.717063</text:p>
          </table:table-cell>
          <table:table-cell office:value-type="float" office:value="0.498942" calcext:value-type="float">
            <text:p>0.498942</text:p>
          </table:table-cell>
          <table:table-cell office:value-type="float" office:value="0.630247" calcext:value-type="float">
            <text:p>0.630247</text:p>
          </table:table-cell>
          <table:table-cell office:value-type="float" office:value="0.628625" calcext:value-type="float">
            <text:p>0.628625</text:p>
          </table:table-cell>
          <table:table-cell office:value-type="float" office:value="0.539363" calcext:value-type="float">
            <text:p>0.539363</text:p>
          </table:table-cell>
          <table:table-cell office:value-type="float" office:value="0.503333" calcext:value-type="float">
            <text:p>0.503333</text:p>
          </table:table-cell>
          <table:table-cell office:value-type="float" office:value="0.625757" calcext:value-type="float">
            <text:p>0.625757</text:p>
          </table:table-cell>
        </table:table-row>
        <table:table-row table:style-name="ro1">
          <table:table-cell office:value-type="string" calcext:value-type="string">
            <text:p>Immunity final | mean</text:p>
          </table:table-cell>
          <table:table-cell office:value-type="float" office:value="0.649312" calcext:value-type="float">
            <text:p>0.649312</text:p>
          </table:table-cell>
          <table:table-cell office:value-type="float" office:value="0.619743" calcext:value-type="float">
            <text:p>0.619743</text:p>
          </table:table-cell>
          <table:table-cell office:value-type="float" office:value="0.646318" calcext:value-type="float">
            <text:p>0.646318</text:p>
          </table:table-cell>
          <table:table-cell office:value-type="float" office:value="0.665414" calcext:value-type="float">
            <text:p>0.665414</text:p>
          </table:table-cell>
          <table:table-cell office:value-type="float" office:value="0.740021" calcext:value-type="float">
            <text:p>0.740021</text:p>
          </table:table-cell>
          <table:table-cell office:value-type="float" office:value="0.514751" calcext:value-type="float">
            <text:p>0.514751</text:p>
          </table:table-cell>
          <table:table-cell office:value-type="float" office:value="0.658583" calcext:value-type="float">
            <text:p>0.658583</text:p>
          </table:table-cell>
          <table:table-cell office:value-type="float" office:value="0.643824" calcext:value-type="float">
            <text:p>0.643824</text:p>
          </table:table-cell>
          <table:table-cell office:value-type="float" office:value="0.559654" calcext:value-type="float">
            <text:p>0.559654</text:p>
          </table:table-cell>
          <table:table-cell office:value-type="float" office:value="0.526122" calcext:value-type="float">
            <text:p>0.526122</text:p>
          </table:table-cell>
          <table:table-cell office:value-type="float" office:value="0.644855" calcext:value-type="float">
            <text:p>0.644855</text:p>
          </table:table-cell>
        </table:table-row>
        <table:table-row table:style-name="ro1">
          <table:table-cell office:value-type="string" calcext:value-type="string">
            <text:p>Immunity final | std</text:p>
          </table:table-cell>
          <table:table-cell office:value-type="float" office:value="0.008127" calcext:value-type="float">
            <text:p>0.008127</text:p>
          </table:table-cell>
          <table:table-cell office:value-type="float" office:value="0" calcext:value-type="float">
            <text:p>0</text:p>
          </table:table-cell>
          <table:table-cell office:value-type="float" office:value="0.017125" calcext:value-type="float">
            <text:p>0.017125</text:p>
          </table:table-cell>
          <table:table-cell office:value-type="float" office:value="0.012151" calcext:value-type="float">
            <text:p>0.012151</text:p>
          </table:table-cell>
          <table:table-cell office:value-type="float" office:value="0.011389" calcext:value-type="float">
            <text:p>0.011389</text:p>
          </table:table-cell>
          <table:table-cell office:value-type="float" office:value="0.009843" calcext:value-type="float">
            <text:p>0.009843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0.012509" calcext:value-type="float">
            <text:p>0.012509</text:p>
          </table:table-cell>
          <table:table-cell office:value-type="float" office:value="0.014359" calcext:value-type="float">
            <text:p>0.014359</text:p>
          </table:table-cell>
          <table:table-cell office:value-type="float" office:value="0.010902" calcext:value-type="float">
            <text:p>0.010902</text:p>
          </table:table-cell>
        </table:table-row>
        <table:table-row table:style-name="ro1">
          <table:table-cell office:value-type="string" calcext:value-type="string">
            <text:p>Immunity at complete replacement | max</text:p>
          </table:table-cell>
          <table:table-cell office:value-type="float" office:value="0.096997" calcext:value-type="float">
            <text:p>0.096997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0.105734" calcext:value-type="float">
            <text:p>0.105734</text:p>
          </table:table-cell>
          <table:table-cell office:value-type="float" office:value="0.550732" calcext:value-type="float">
            <text:p>0.550732</text:p>
          </table:table-cell>
          <table:table-cell office:value-type="float" office:value="0.131558" calcext:value-type="float">
            <text:p>0.131558</text:p>
          </table:table-cell>
          <table:table-cell office:value-type="float" office:value="1" calcext:value-type="float">
            <text:p>1</text:p>
          </table:table-cell>
          <table:table-cell office:value-type="float" office:value="0.106506" calcext:value-type="float">
            <text:p>0.106506</text:p>
          </table:table-cell>
          <table:table-cell office:value-type="float" office:value="0.040765" calcext:value-type="float">
            <text:p>0.040765</text:p>
          </table:table-cell>
          <table:table-cell office:value-type="float" office:value="0.070095" calcext:value-type="float">
            <text:p>0.070095</text:p>
          </table:table-cell>
          <table:table-cell office:value-type="float" office:value="0.173174" calcext:value-type="float">
            <text:p>0.173174</text:p>
          </table:table-cell>
          <table:table-cell office:value-type="float" office:value="0.254059" calcext:value-type="float">
            <text:p>0.254059</text:p>
          </table:table-cell>
        </table:table-row>
        <table:table-row table:style-name="ro1">
          <table:table-cell office:value-type="string" calcext:value-type="string">
            <text:p>Immunity at complete replacement | min</text:p>
          </table:table-cell>
          <table:table-cell office:value-type="float" office:value="0.060677" calcext:value-type="float">
            <text:p>0.060677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0.07353" calcext:value-type="float">
            <text:p>0.07353</text:p>
          </table:table-cell>
          <table:table-cell office:value-type="float" office:value="0.48821" calcext:value-type="float">
            <text:p>0.48821</text:p>
          </table:table-cell>
          <table:table-cell office:value-type="float" office:value="0.089861" calcext:value-type="float">
            <text:p>0.089861</text:p>
          </table:table-cell>
          <table:table-cell office:value-type="float" office:value="1" calcext:value-type="float">
            <text:p>1</text:p>
          </table:table-cell>
          <table:table-cell office:value-type="float" office:value="0.057189" calcext:value-type="float">
            <text:p>0.057189</text:p>
          </table:table-cell>
          <table:table-cell office:value-type="float" office:value="0.024421" calcext:value-type="float">
            <text:p>0.024421</text:p>
          </table:table-cell>
          <table:table-cell office:value-type="float" office:value="0.046617" calcext:value-type="float">
            <text:p>0.046617</text:p>
          </table:table-cell>
          <table:table-cell office:value-type="float" office:value="0.065851" calcext:value-type="float">
            <text:p>0.065851</text:p>
          </table:table-cell>
          <table:table-cell office:value-type="float" office:value="0.148172" calcext:value-type="float">
            <text:p>0.148172</text:p>
          </table:table-cell>
        </table:table-row>
        <table:table-row table:style-name="ro1">
          <table:table-cell office:value-type="string" calcext:value-type="string">
            <text:p>Immunity at complete replacement | mean</text:p>
          </table:table-cell>
          <table:table-cell office:value-type="float" office:value="0.076605" calcext:value-type="float">
            <text:p>0.076605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0.089489" calcext:value-type="float">
            <text:p>0.089489</text:p>
          </table:table-cell>
          <table:table-cell office:value-type="float" office:value="0.523838" calcext:value-type="float">
            <text:p>0.523838</text:p>
          </table:table-cell>
          <table:table-cell office:value-type="float" office:value="0.106456" calcext:value-type="float">
            <text:p>0.106456</text:p>
          </table:table-cell>
          <table:table-cell office:value-type="float" office:value="1" calcext:value-type="float">
            <text:p>1</text:p>
          </table:table-cell>
          <table:table-cell office:value-type="float" office:value="0.081514" calcext:value-type="float">
            <text:p>0.081514</text:p>
          </table:table-cell>
          <table:table-cell office:value-type="float" office:value="0.030076" calcext:value-type="float">
            <text:p>0.030076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109493" calcext:value-type="float">
            <text:p>0.109493</text:p>
          </table:table-cell>
          <table:table-cell office:value-type="float" office:value="0.194516" calcext:value-type="float">
            <text:p>0.194516</text:p>
          </table:table-cell>
        </table:table-row>
        <table:table-row table:style-name="ro1">
          <table:table-cell office:value-type="string" calcext:value-type="string">
            <text:p>Immunity at complete replacement | std</text:p>
          </table:table-cell>
          <table:table-cell office:value-type="float" office:value="0.012845" calcext:value-type="float">
            <text:p>0.012845</text:p>
          </table:table-cell>
          <table:table-cell office:value-type="float" office:value="0" calcext:value-type="float">
            <text:p>0</text:p>
          </table:table-cell>
          <table:table-cell office:value-type="float" office:value="0.012636" calcext:value-type="float">
            <text:p>0.012636</text:p>
          </table:table-cell>
          <table:table-cell office:value-type="float" office:value="0.022881" calcext:value-type="float">
            <text:p>0.022881</text:p>
          </table:table-cell>
          <table:table-cell office:value-type="float" office:value="0.013942" calcext:value-type="float">
            <text:p>0.013942</text:p>
          </table:table-cell>
          <table:table-cell office:value-type="float" office:value="0" calcext:value-type="float">
            <text:p>0</text:p>
          </table:table-cell>
          <table:table-cell office:value-type="float" office:value="0.015105" calcext:value-type="float">
            <text:p>0.015105</text:p>
          </table:table-cell>
          <table:table-cell office:value-type="float" office:value="0.006319" calcext:value-type="float">
            <text:p>0.006319</text:p>
          </table:table-cell>
          <table:table-cell office:value-type="float" office:value="0.008539" calcext:value-type="float">
            <text:p>0.008539</text:p>
          </table:table-cell>
          <table:table-cell office:value-type="float" office:value="0.033714" calcext:value-type="float">
            <text:p>0.033714</text:p>
          </table:table-cell>
          <table:table-cell office:value-type="float" office:value="0.035405" calcext:value-type="float">
            <text:p>0.035405</text:p>
          </table:table-cell>
        </table:table-row>
        <table:table-row table:style-name="ro1">
          <table:table-cell office:value-type="string" calcext:value-type="string">
            <text:p>Immunity at last 90% local max | max</text:p>
          </table:table-cell>
          <table:table-cell office:value-type="float" office:value="0.12064" calcext:value-type="float">
            <text:p>0.12064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125637" calcext:value-type="float">
            <text:p>0.125637</text:p>
          </table:table-cell>
          <table:table-cell office:value-type="float" office:value="0.38265" calcext:value-type="float">
            <text:p>0.38265</text:p>
          </table:table-cell>
          <table:table-cell office:value-type="float" office:value="0.139281" calcext:value-type="float">
            <text:p>0.139281</text:p>
          </table:table-cell>
          <table:table-cell office:value-type="float" office:value="0.078149" calcext:value-type="float">
            <text:p>0.078149</text:p>
          </table:table-cell>
          <table:table-cell office:value-type="float" office:value="0.122955" calcext:value-type="float">
            <text:p>0.122955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108001" calcext:value-type="float">
            <text:p>0.108001</text:p>
          </table:table-cell>
          <table:table-cell office:value-type="float" office:value="0.070509" calcext:value-type="float">
            <text:p>0.070509</text:p>
          </table:table-cell>
          <table:table-cell office:value-type="float" office:value="0.221701" calcext:value-type="float">
            <text:p>0.221701</text:p>
          </table:table-cell>
        </table:table-row>
        <table:table-row table:style-name="ro1">
          <table:table-cell office:value-type="string" calcext:value-type="string">
            <text:p>Immunity at last 90% local max | min</text:p>
          </table:table-cell>
          <table:table-cell office:value-type="float" office:value="0.089763" calcext:value-type="float">
            <text:p>0.089763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370586" calcext:value-type="float">
            <text:p>0.370586</text:p>
          </table:table-cell>
          <table:table-cell office:value-type="float" office:value="0.10474" calcext:value-type="float">
            <text:p>0.10474</text:p>
          </table:table-cell>
          <table:table-cell office:value-type="float" office:value="0.019047" calcext:value-type="float">
            <text:p>0.019047</text:p>
          </table:table-cell>
          <table:table-cell office:value-type="float" office:value="0.093223" calcext:value-type="float">
            <text:p>0.093223</text:p>
          </table:table-cell>
          <table:table-cell office:value-type="float" office:value="0.057291" calcext:value-type="float">
            <text:p>0.057291</text:p>
          </table:table-cell>
          <table:table-cell office:value-type="float" office:value="0.077305" calcext:value-type="float">
            <text:p>0.077305</text:p>
          </table:table-cell>
          <table:table-cell office:value-type="float" office:value="0.023496" calcext:value-type="float">
            <text:p>0.023496</text:p>
          </table:table-cell>
          <table:table-cell office:value-type="float" office:value="0.192587" calcext:value-type="float">
            <text:p>0.192587</text:p>
          </table:table-cell>
        </table:table-row>
        <table:table-row table:style-name="ro1">
          <table:table-cell office:value-type="string" calcext:value-type="string">
            <text:p><text:span text:style-name="T1">Immunity at last 90% local max | </text:span>mean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112834" calcext:value-type="float">
            <text:p>0.112834</text:p>
          </table:table-cell>
          <table:table-cell office:value-type="float" office:value="0.37567" calcext:value-type="float">
            <text:p>0.37567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51046" calcext:value-type="float">
            <text:p>0.051046</text:p>
          </table:table-cell>
          <table:table-cell office:value-type="float" office:value="0.106301" calcext:value-type="float">
            <text:p>0.106301</text:p>
          </table:table-cell>
          <table:table-cell office:value-type="float" office:value="0.074087" calcext:value-type="float">
            <text:p>0.074087</text:p>
          </table:table-cell>
          <table:table-cell office:value-type="float" office:value="0.096458" calcext:value-type="float">
            <text:p>0.096458</text:p>
          </table:table-cell>
          <table:table-cell office:value-type="float" office:value="0.046405" calcext:value-type="float">
            <text:p>0.046405</text:p>
          </table:table-cell>
          <table:table-cell office:value-type="float" office:value="0.205569" calcext:value-type="float">
            <text:p>0.205569</text:p>
          </table:table-cell>
        </table:table-row>
        <table:table-row table:style-name="ro1">
          <table:table-cell office:value-type="string" calcext:value-type="string">
            <text:p><text:span text:style-name="T1">Immunity at last 90% local max | </text:span>std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0" calcext:value-type="float">
            <text:p>0</text:p>
          </table:table-cell>
          <table:table-cell office:value-type="float" office:value="0.008297" calcext:value-type="float">
            <text:p>0.008297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0.017686" calcext:value-type="float">
            <text:p>0.017686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.011347" calcext:value-type="float">
            <text:p>0.011347</text:p>
          </table:table-cell>
          <table:table-cell office:value-type="float" office:value="0.008825" calcext:value-type="float">
            <text:p>0.008825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8973" calcext:value-type="float">
            <text:p>0.008973</text:p>
          </table:table-cell>
        </table:table-row>
        <table:table-row table:style-name="ro1">
          <table:table-cell office:value-type="string" calcext:value-type="string">
            <text:p><text:span text:style-name="T1">Immunity at last 75% local max | </text:span>max</text:p>
          </table:table-cell>
          <table:table-cell office:value-type="float" office:value="0.15174" calcext:value-type="float">
            <text:p>0.15174</text:p>
          </table:table-cell>
          <table:table-cell office:value-type="float" office:value="0.093856" calcext:value-type="float">
            <text:p>0.093856</text:p>
          </table:table-cell>
          <table:table-cell office:value-type="float" office:value="0.159944" calcext:value-type="float">
            <text:p>0.159944</text:p>
          </table:table-cell>
          <table:table-cell office:value-type="float" office:value="0.434995" calcext:value-type="float">
            <text:p>0.434995</text:p>
          </table:table-cell>
          <table:table-cell office:value-type="float" office:value="0.186194" calcext:value-type="float">
            <text:p>0.186194</text:p>
          </table:table-cell>
          <table:table-cell office:value-type="float" office:value="0.150038" calcext:value-type="float">
            <text:p>0.150038</text:p>
          </table:table-cell>
          <table:table-cell office:value-type="float" office:value="0.164332" calcext:value-type="float">
            <text:p>0.164332</text:p>
          </table:table-cell>
          <table:table-cell office:value-type="float" office:value="0.149483" calcext:value-type="float">
            <text:p>0.149483</text:p>
          </table:table-cell>
          <table:table-cell office:value-type="float" office:value="0.141124" calcext:value-type="float">
            <text:p>0.141124</text:p>
          </table:table-cell>
          <table:table-cell office:value-type="float" office:value="0.146306" calcext:value-type="float">
            <text:p>0.146306</text:p>
          </table:table-cell>
          <table:table-cell office:value-type="float" office:value="0.247298" calcext:value-type="float">
            <text:p>0.247298</text:p>
          </table:table-cell>
        </table:table-row>
        <table:table-row table:style-name="ro1">
          <table:table-cell office:value-type="string" calcext:value-type="string">
            <text:p><text:span text:style-name="T1">Immunity at last 75% local max | </text:span>min</text:p>
          </table:table-cell>
          <table:table-cell office:value-type="float" office:value="0.128925" calcext:value-type="float">
            <text:p>0.128925</text:p>
          </table:table-cell>
          <table:table-cell office:value-type="float" office:value="0.093856" calcext:value-type="float">
            <text:p>0.093856</text:p>
          </table:table-cell>
          <table:table-cell office:value-type="float" office:value="0.126066" calcext:value-type="float">
            <text:p>0.126066</text:p>
          </table:table-cell>
          <table:table-cell office:value-type="float" office:value="0.416661" calcext:value-type="float">
            <text:p>0.416661</text:p>
          </table:table-cell>
          <table:table-cell office:value-type="float" office:value="0.140395" calcext:value-type="float">
            <text:p>0.140395</text:p>
          </table:table-cell>
          <table:table-cell office:value-type="float" office:value="0.092331" calcext:value-type="float">
            <text:p>0.092331</text:p>
          </table:table-cell>
          <table:table-cell office:value-type="float" office:value="0.134775" calcext:value-type="float">
            <text:p>0.134775</text:p>
          </table:table-cell>
          <table:table-cell office:value-type="float" office:value="0.099102" calcext:value-type="float">
            <text:p>0.099102</text:p>
          </table:table-cell>
          <table:table-cell office:value-type="float" office:value="0.119693" calcext:value-type="float">
            <text:p>0.119693</text:p>
          </table:table-cell>
          <table:table-cell office:value-type="float" office:value="0.102444" calcext:value-type="float">
            <text:p>0.102444</text:p>
          </table:table-cell>
          <table:table-cell office:value-type="float" office:value="0.235707" calcext:value-type="float">
            <text:p>0.235707</text:p>
          </table:table-cell>
        </table:table-row>
        <table:table-row table:style-name="ro1">
          <table:table-cell office:value-type="string" calcext:value-type="string">
            <text:p><text:span text:style-name="T1">Immunity at last 75% local max | </text:span>mean</text:p>
          </table:table-cell>
          <table:table-cell office:value-type="float" office:value="0.142203" calcext:value-type="float">
            <text:p>0.142203</text:p>
          </table:table-cell>
          <table:table-cell office:value-type="float" office:value="0.093856" calcext:value-type="float">
            <text:p>0.093856</text:p>
          </table:table-cell>
          <table:table-cell office:value-type="float" office:value="0.14755" calcext:value-type="float">
            <text:p>0.14755</text:p>
          </table:table-cell>
          <table:table-cell office:value-type="float" office:value="0.426605" calcext:value-type="float">
            <text:p>0.426605</text:p>
          </table:table-cell>
          <table:table-cell office:value-type="float" office:value="0.165281" calcext:value-type="float">
            <text:p>0.165281</text:p>
          </table:table-cell>
          <table:table-cell office:value-type="float" office:value="0.117035" calcext:value-type="float">
            <text:p>0.117035</text:p>
          </table:table-cell>
          <table:table-cell office:value-type="float" office:value="0.146237" calcext:value-type="float">
            <text:p>0.146237</text:p>
          </table:table-cell>
          <table:table-cell office:value-type="float" office:value="0.131652" calcext:value-type="float">
            <text:p>0.131652</text:p>
          </table:table-cell>
          <table:table-cell office:value-type="float" office:value="0.128248" calcext:value-type="float">
            <text:p>0.128248</text:p>
          </table:table-cell>
          <table:table-cell office:value-type="float" office:value="0.122924" calcext:value-type="float">
            <text:p>0.122924</text:p>
          </table:table-cell>
          <table:table-cell office:value-type="float" office:value="0.242416" calcext:value-type="float">
            <text:p>0.242416</text:p>
          </table:table-cell>
        </table:table-row>
        <table:table-row table:style-name="ro1">
          <table:table-cell office:value-type="string" calcext:value-type="string">
            <text:p><text:span text:style-name="T1">Immunity at last 75% local max | </text:span>std</text:p>
          </table:table-cell>
          <table:table-cell office:value-type="float" office:value="0.006508" calcext:value-type="float">
            <text:p>0.006508</text:p>
          </table:table-cell>
          <table:table-cell office:value-type="float" office:value="0" calcext:value-type="float">
            <text:p>0</text:p>
          </table:table-cell>
          <table:table-cell office:value-type="float" office:value="0.010709" calcext:value-type="float">
            <text:p>0.010709</text:p>
          </table:table-cell>
          <table:table-cell office:value-type="float" office:value="0.006527" calcext:value-type="float">
            <text:p>0.006527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0.017654" calcext:value-type="float">
            <text:p>0.017654</text:p>
          </table:table-cell>
          <table:table-cell office:value-type="float" office:value="0.009876" calcext:value-type="float">
            <text:p>0.009876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015132" calcext:value-type="float">
            <text:p>0.015132</text:p>
          </table:table-cell>
          <table:table-cell office:value-type="float" office:value="0.003673" calcext:value-type="float">
            <text:p>0.003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15:19:48.0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9T17:03:28.259000000</dc:date>
    <meta:editing-duration>PT2H4M20S</meta:editing-duration>
    <meta:editing-cycles>3</meta:editing-cycles>
    <meta:generator>LibreOffice/7.2.7.2$Windows_X86_64 LibreOffice_project/8d71d29d553c0f7dcbfa38fbfda25ee34cce99a2</meta:generator>
    <meta:document-statistic meta:table-count="1" meta:cell-count="696" meta:object-count="0"/>
  </office:meta>
</office:document-meta>
</file>